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 style:parent-style-name="Note">
      <style:graphic-properties fo:max-width="12cm" fo:min-height="0.791cm" fo:min-width="2.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7-10T21:12:59" calcext:value-type="date">
            <text:p>2024-07-10 21:12:59</text:p>
          </table:table-cell>
          <table:table-cell table:style-name="ce22" office:value-type="date" office:date-value="2024-07-10" calcext:value-type="date">
            <text:p>2024-07-1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1H12M59S" calcext:value-type="time">
            <text:p>21:12:5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7-10T21:12:59" calcext:value-type="date">
            <text:p>2024-07-10 21:12:59</text:p>
          </table:table-cell>
          <table:table-cell table:style-name="ce23" office:value-type="date" office:date-value="2024-07-10" calcext:value-type="date">
            <text:p>2024-07-1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9H12M59S" calcext:value-type="time">
            <text:p>09:12:5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7-10T21:12:59" calcext:value-type="date">
            <text:p>2024-07-10 21:12:59</text:p>
          </table:table-cell>
          <table:table-cell table:style-name="ce24" office:value-type="date" office:date-value="2024-07-10" calcext:value-type="date">
            <text:p>2024-07-1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1H12M59S" calcext:value-type="time">
            <text:p>21:12:5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7-10T21:12:59" calcext:value-type="date">
            <text:p>2024-07-10 21:12:59</text:p>
          </table:table-cell>
          <table:table-cell table:style-name="ce25" office:value-type="date" office:date-value="2024-07-10" calcext:value-type="date">
            <text:p>2024-07-1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9H12M59S" calcext:value-type="time">
            <text:p>09:12:5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7-10T21:12:59" calcext:value-type="date">
            <text:p>2024-07-10 21:12:59</text:p>
          </table:table-cell>
          <table:table-cell table:style-name="ce26" office:value-type="date" office:date-value="2024-07-10" calcext:value-type="date">
            <text:p>2024-07-1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1H12M59S" calcext:value-type="time">
            <text:p>21:12:5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7-10T21:12:59" calcext:value-type="date">
            <text:p>2024-07-10 21:12:59</text:p>
          </table:table-cell>
          <table:table-cell table:style-name="ce27" office:value-type="date" office:date-value="2024-07-10" calcext:value-type="date">
            <text:p>2024-07-1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9H12M59S" calcext:value-type="time">
            <text:p>09:12:5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7-10T21:12:59" calcext:value-type="date">
            <text:p>2024-07-10 21:12:59</text:p>
          </table:table-cell>
          <table:table-cell table:style-name="ce28" office:value-type="date" office:date-value="2024-07-10" calcext:value-type="date">
            <text:p>2024-07-1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1H12M59S" calcext:value-type="time">
            <text:p>21:12:5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7-10T21:12:59" calcext:value-type="date">
            <text:p>2024-07-10 21:12:59</text:p>
          </table:table-cell>
          <table:table-cell table:style-name="ce29" office:value-type="date" office:date-value="2024-07-10" calcext:value-type="date">
            <text:p>2024-07-1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9H12M59S" calcext:value-type="time">
            <text:p>09:12:5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7-10T21:12:59" calcext:value-type="date">
            <text:p>2024-07-10 21:12:59</text:p>
          </table:table-cell>
          <table:table-cell table:style-name="ce30" office:value-type="date" office:date-value="2024-07-10" calcext:value-type="date">
            <text:p>2024-07-1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1H12M59S" calcext:value-type="time">
            <text:p>21:12:5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7-10T21:12:59" calcext:value-type="date">
            <text:p>2024-07-10 21:12:59</text:p>
          </table:table-cell>
          <table:table-cell table:style-name="ce31" office:value-type="date" office:date-value="2024-07-10" calcext:value-type="date">
            <text:p>2024-07-1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9H12M59S" calcext:value-type="time">
            <text:p>09:12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svg:width="2.899cm" svg:height="0.991cm" svg:x="9.1cm" svg:y="4.37cm" draw:caption-point-x="-0.61cm" draw:caption-point-y="1.51cm">
              <dc:creator>Autoría desconocida</dc:creator>
              <dc:date>2024-07-10T21:12:00</dc:date>
              <text:p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4-07-10T21:13:00" calcext:value-type="date">
            <text:p>2024-07-10 21:13: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4-07-10T21:13:00" calcext:value-type="date">
            <text:p>2024-07-10 21:13:00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  <table:table-cell table:style-name="ce1" office:value-type="string" calcext:value-type="string">
            <text:p>Graphic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number-columns-repeated="2"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  <table:table-cell table:style-name="ce114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delta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Bold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ical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</text:p>
          </table:table-cell>
          <table:table-cell table:number-columns-repeated="2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style:style style:name="TimedeltaISO" style:family="table-cell" style:parent-style-name="Normal">
      <style:table-cell-properties style:diagonal-bl-tr="none" style:diagonal-tl-br="none" style:text-align-source="fix" style:repeat-content="false"/>
      <style:paragraph-properties fo:text-align="end"/>
    </style:style>
    <style:style style:name="TimedeltaSeconds" style:family="table-cell" style:parent-style-name="Float6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21:12:59.0678441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21:12:58</meta:creation-date>
    <meta:generator>LibreOffice/24.2.4.2$Linux_X86_64 LibreOffice_project/420$Build-2</meta:generator>
    <meta:editing-duration>PT1S</meta:editing-duration>
    <meta:editing-cycles>2</meta:editing-cycles>
    <meta:initial-creator>Turulomio</meta:initial-creator>
    <dc:description>This file have been generated with UnoGenerator-0.41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4-07-10T21:13:00.594576534</dc:date>
    <dc:title>UnoGenerator ODS example</dc:title>
    <meta:document-statistic meta:table-count="8" meta:cell-count="3390" meta:object-count="0"/>
  </office:meta>
</office:document-meta>
</file>